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36pt"/>
    </style:style>
    <style:style style:name="co2" style:family="table-column">
      <style:table-column-properties fo:break-before="auto" style:column-width="130.76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207.81pt"/>
    </style:style>
    <style:style style:name="co5" style:family="table-column">
      <style:table-column-properties fo:break-before="auto" style:column-width="1269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hin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ROTO</text:p>
          </table:table-cell>
          <table:table-cell office:value-type="string" calcext:value-type="string">
            <text:p>PRNUM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KHI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ä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es</text:p>
          </table:table-cell>
          <table:table-cell office:value-type="string" calcext:value-type="string">
            <text:p>zäḳ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šax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šax</text:p>
          </table:table-cell>
          <table:table-cell office:value-type="string" calcext:value-type="string">
            <text:p><text:s text:c="4"/>Erg. \Ičx-i.\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̣imir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c̣imir</text:p>
          </table:table-cell>
          <table:table-cell office:value-type="string" calcext:value-type="string">
            <text:p><text:s text:c="4"/>Means basically 'small bird, sparrow' (Khaid. lists also \Ic̣imiri\i 'swallow'), which is obviously a late semantic development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ḳaḳa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a bite</text:p>
          </table:table-cell>
          <table:table-cell office:value-type="string" calcext:value-type="string">
            <text:p>ḳaḳa</text:p>
          </table:table-cell>
          <table:table-cell office:value-type="string" calcext:value-type="string">
            <text:p><text:s text:c="4"/>Serves as basis for the verb ḳaḳa-kʷi 'to bite'. Etymology obscure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č̣ä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mič̣ä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ṗi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ṗi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ḳ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inḳ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ek:-/k:-" office:value-type="string" office:string-value="" calcext:value-type="error">
            <text:p>Err:5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urn</text:p>
          </table:table-cell>
          <table:table-cell table:formula="of:=ek:-kwi; k:-i" office:value-type="string" office:string-value="" calcext:value-type="error">
            <text:p>Err:520</text:p>
          </table:table-cell>
          <table:table-cell office:value-type="string" calcext:value-type="string">
            <text:p><text:s text:c="4"/>\I=ek:-\i is transitive (\I=ek:-kʷi\i), \Ik:-\i (term. \Ik:-i,\i dur. \Ik:-izi\i) - intransitive.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čim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il, claw</text:p>
          </table:table-cell>
          <table:table-cell office:value-type="string" calcext:value-type="string">
            <text:p>čimi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ḳ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unḳ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:i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q:i</text:p>
          </table:table-cell>
          <table:table-cell office:value-type="string" calcext:value-type="string">
            <text:p><text:s text:c="4"/>Cf. also \Iq:ä-wil\i id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ka-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ka-ʁi</text:p>
          </table:table-cell>
          <table:table-cell office:value-type="string" calcext:value-type="string">
            <text:p><text:s text:c="4"/>Term. \Ika-ʁi,\i dur. \Ika-k:ʷi.\i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ḳ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ḳi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ꭓr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ꭓr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ṗa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ṗ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̇i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ry, to dry (out)</text:p>
          </table:table-cell>
          <table:table-cell office:value-type="string" calcext:value-type="string">
            <text:p>q̇i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ṭop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ṭop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č:i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inč:i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̇ɨn-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q̇ɨni</text:p>
          </table:table-cell>
          <table:table-cell office:value-type="string" calcext:value-type="string">
            <text:p><text:s text:c="4"/>Term. \Iq̇ɨn-i,\i dur. \Iq̇an-dä.\i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ḳaz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ḳaz</text:p>
          </table:table-cell>
          <table:table-cell office:value-type="string" calcext:value-type="string">
            <text:p><text:s text:c="4"/>Originally 'round object' (cf. the external evidence).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i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pil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fat (n.)</text:p>
          </table:table-cell>
          <table:table-cell office:value-type="string" calcext:value-type="string">
            <text:p>m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č̣ä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č̣ä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k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foot, leg</text:p>
          </table:table-cell>
          <table:table-cell office:value-type="string" calcext:value-type="string">
            <text:p>ank: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i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s text:c="4"/>The word has lost final -ḳ in nominative (cf. erg. \Iliḳi,\i pl. \Iliḳe-bir\i).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̣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ull, fill</text:p>
          </table:table-cell>
          <table:table-cell office:value-type="string" calcext:value-type="string">
            <text:p>c̣i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ḳ-ʷi" office:value-type="string" office:string-value="" calcext:value-type="error">
            <text:p>#NAME?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lä-ḳʷi</text:p>
          </table:table-cell>
          <table:table-cell office:value-type="string" calcext:value-type="string">
            <text:p><text:s text:c="4"/>lä- is a widespread Khin. preverb (denoting movment away from the speaker). Cf. also \Itä-ḳ-ʷi\i id.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ɨ-b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sɨb</text:p>
          </table:table-cell>
          <table:table-cell office:value-type="string" calcext:value-type="string">
            <text:p><text:s text:c="4"/>External data apparently indicate that -b is a historical suffix (\Isɨ-b\i &lt; \I*sɨn-b\i)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č̣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č̣a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ul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kul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iḳi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iḳi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-i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<text:s text:c="4"/>Cf. dur. \Ikl-i.\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ng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ung</text:p>
          </table:table-cell>
          <table:table-cell office:value-type="string" calcext:value-type="string">
            <text:p><text:s text:c="4"/>An archaic oblique stem \Iḳur-\i ( &lt; \I*jirḳʷV(r)-\i) is preserved in the compound verb \Iḳur=qini\i 'to forget' (= PL \I*jirḳʷe(le) ʔeꭓʷen\i id.).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wäč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wäč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ɨ</text:p>
          </table:table-cell>
          <table:table-cell office:value-type="float" office:value="2283" calcext:value-type="float">
            <text:p>228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zɨ</text:p>
          </table:table-cell>
          <table:table-cell office:value-type="string" calcext:value-type="string">
            <text:p><text:s text:c="4"/>The pronoun has a specific paradigm: nom. \Izɨ,\i erg. \Ijä,\i gen. \Ii/e,\i dat. \Ias.\i It is most probable that the erg. form was \I*jäz\i and gen. - \I*iz/*ez\i with loss of the rare Auslaut *-z (dat. \Ias\i should be treated as \I*az\i + dat. marker *-s).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-ib-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kill; extinguish</text:p>
          </table:table-cell>
          <table:table-cell office:value-type="string" calcext:value-type="string">
            <text:p>-ibi</text:p>
          </table:table-cell>
          <table:table-cell office:value-type="string" calcext:value-type="string">
            <text:p><text:s text:c="4"/>Etymology unclear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ik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ik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ux-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muxʷi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nt</text:p>
          </table:table-cell>
          <table:table-cell office:value-type="float" office:value="2191" calcext:value-type="float">
            <text:p>2191</text:p>
          </table:table-cell>
          <table:table-cell office:value-type="string" calcext:value-type="string">
            <text:p>earth, ground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<text:s text:c="4"/>The root serves as a base for \Iant:ɨr-q̇i\i 'to lie' (= 'to be on the ground').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wiꭓä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wiꭓä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mc̣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use</text:p>
          </table:table-cell>
          <table:table-cell office:value-type="string" calcext:value-type="string">
            <text:p>nimc̣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ɨgɨl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ɨgɨl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ꭓ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iꭓer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ɨk: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lɨk:a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ac̣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wac̣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ɨda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ɨda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̣u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̣u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an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san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ḳɨtɨr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ḳɨtɨ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-i-</text:p>
          </table:table-cell>
          <table:table-cell office:value-type="float" office:value="2274" calcext:value-type="float">
            <text:p>2274</text:p>
          </table:table-cell>
          <table:table-cell office:value-type="string" calcext:value-type="string">
            <text:p>negative suffix, not</text:p>
          </table:table-cell>
          <table:table-cell office:value-type="string" calcext:value-type="string">
            <text:p>-i-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a</text:p>
          </table:table-cell>
          <table:table-cell office:value-type="float" office:value="2314" calcext:value-type="float">
            <text:p>2314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<text:s text:c="4"/>The root contains an irregular s- (c- would be expected), and thus may have been influenced by Lezg. languages.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̇ula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q̇ula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:ɨma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:ɨma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ḳʷa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ḳʷar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ongʷaz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gongʷaz</text:p>
          </table:table-cell>
          <table:table-cell office:value-type="string" calcext:value-type="string">
            <text:p><text:s text:c="4"/>Serves as a base for \Igongʷaz-lɨ\i 'round'.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<text:s text:c="4"/>Etymology unclear: it could be li &lt; *l-(V)H-i with epenthesis of the laryngeals (with l- as preverb - like in some Lezg. languages). In this case the form could be traced back to PEC \I*=iʡwV.\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zaʁ-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o see</text:p>
          </table:table-cell>
          <table:table-cell office:value-type="string" calcext:value-type="string">
            <text:p>zaʁi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-u= / -e=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č:-u=wi</text:p>
          </table:table-cell>
          <table:table-cell office:value-type="string" calcext:value-type="string">
            <text:p><text:s text:c="4"/>1st cl. \Ič:-u-wi,\i 2d cl. \Ič:-e-z-wi,\i 3d class \Ič:-e-bi.\i With another preverb cf. \Iǵ-u-wi\i (\Ig-e-z-wi,\i \Ig-e-bi\i) 'to sit on (a horse), take (a car)'.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ṭäsi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kin</text:p>
          </table:table-cell>
          <table:table-cell office:value-type="string" calcext:value-type="string">
            <text:p>ṭäsi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äč:u-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äč:uvi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isi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isi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:-oꭓ-un-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to stand, stop, stand still</text:p>
          </table:table-cell>
          <table:table-cell office:value-type="string" calcext:value-type="string">
            <text:p>t:oꭓu-ni</text:p>
          </table:table-cell>
          <table:table-cell office:value-type="string" calcext:value-type="string">
            <text:p><text:s text:c="4"/>The root is probably connected (by old Ablaut) with \I=aꭓ-\i 'leave, (make stay), let'.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ꭓunc̣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ꭓunc̣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ɨc̣ɨn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rɨc̣ɨ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ɨnq̇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ɨnq̇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q̇až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q̇až</text:p>
          </table:table-cell>
          <table:table-cell office:value-type="string" calcext:value-type="string">
            <text:p><text:s text:c="4"/>Erg. \Iq̇ač̣-i.\i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u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hu, hä</text:p>
          </table:table-cell>
          <table:table-cell office:value-type="string" calcext:value-type="string">
            <text:p><text:s text:c="4"/>Cf. also the adverb \Iwa\i 'there (above the speaker)'.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u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du, dä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ɨ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thou (2d p. pr.)</text:p>
          </table:table-cell>
          <table:table-cell office:value-type="string" calcext:value-type="string">
            <text:p>wɨ</text:p>
          </table:table-cell>
          <table:table-cell office:value-type="string" calcext:value-type="string">
            <text:p><text:s text:c="4"/>Cf. erg. \Iwa,\i gen. \Iwi\i (dat. is formed from another stem).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ic̣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mic̣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uloz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culoz</text:p>
          </table:table-cell>
          <table:table-cell office:value-type="string" calcext:value-type="string">
            <text:p><text:s text:c="4"/>-oz is an original plural suffix ( &lt; *-or).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išä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išä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ḳu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ḳu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a-ra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arm, hot</text:p>
          </table:table-cell>
          <table:table-cell office:value-type="string" calcext:value-type="string">
            <text:p>fara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xu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xu</text:p>
          </table:table-cell>
          <table:table-cell office:value-type="string" calcext:value-type="string">
            <text:p><text:s text:c="4"/>Cf. erg. \Ixɨn-i,\i pl. \Ixɨn-ɨbɨr.\i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ir</text:p>
          </table:table-cell>
          <table:table-cell office:value-type="float" office:value="2287" calcext:value-type="float">
            <text:p>2287</text:p>
          </table:table-cell>
          <table:table-cell office:value-type="string" calcext:value-type="string">
            <text:p>we (excl.)</text:p>
          </table:table-cell>
          <table:table-cell office:value-type="string" calcext:value-type="string">
            <text:p>jir</text:p>
          </table:table-cell>
          <table:table-cell office:value-type="string" calcext:value-type="string">
            <text:p><text:s text:c="4"/>Khin. \Iji-r\i obviously goes back to \I*ži-r:\i cf. the obl. base \Išir-.\i The opposition \Ijir\i - \Išir-\i is wholly parallel to the opposition \Izur\i - \Isur-\i 'you' (2d p. pl.).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i-n</text:p>
          </table:table-cell>
          <table:table-cell office:value-type="float" office:value="2288" calcext:value-type="float">
            <text:p>2288</text:p>
          </table:table-cell>
          <table:table-cell office:value-type="string" calcext:value-type="string">
            <text:p>we (incl.)</text:p>
          </table:table-cell>
          <table:table-cell office:value-type="string" calcext:value-type="string">
            <text:p>kin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ja</text:p>
          </table:table-cell>
          <table:table-cell office:value-type="float" office:value="2295" calcext:value-type="float">
            <text:p>2295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ja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xɨrɨc̣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xɨrɨc̣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k-la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kla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ꭓin-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ꭓinimḳir</text:p>
          </table:table-cell>
          <table:table-cell office:value-type="string" calcext:value-type="string">
            <text:p><text:s text:c="4"/>The root is \Iꭓin(i)-\i (cf. plur. \Iꭓɨnɨ-bɨr\i); the meaning of -mḳir is as yet unclear.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ḳušḳula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ḳušḳula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ran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gran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q̇-il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iq̇il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q̇ä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q̇ä</text:p>
          </table:table-cell>
          <table:table-cell office:value-type="string" calcext:value-type="string">
            <text:p><text:s text:c="4"/>Cf. also \Iq̇ilez\i 'salty'. Khin. has also preserved the adjective root \Iq̇al\i 'bitter' ( &lt; \I*q̇alV-\i).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ižä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gižä</text:p>
          </table:table-cell>
          <table:table-cell office:value-type="string" calcext:value-type="string">
            <text:p><text:s text:c="4"/>Etymology obscure.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ḳaz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ḳaz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ḳɨ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ḳɨr</text:p>
          </table:table-cell>
          <table:table-cell office:value-type="string" calcext:value-type="string">
            <text:p><text:s text:c="4"/>Not quite clear is the interrelationship of Khin. \Iḳɨr\i 'thin' and \Iloḳ\i 'thin, narrow' (perhaps one of them is a loanword?).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čx-ir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a pile of dry dung</text:p>
          </table:table-cell>
          <table:table-cell office:value-type="string" calcext:value-type="string">
            <text:p>čxir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k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mok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ü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ü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t-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be there, be available</text:p>
          </table:table-cell>
          <table:table-cell office:value-type="string" calcext:value-type="string">
            <text:p>at-</text:p>
          </table:table-cell>
          <table:table-cell office:value-type="string" calcext:value-type="string">
            <text:p><text:s text:c="4"/>Term. \Iat-q̇i,\i dur. \Iat-kʷi.\i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:ʷa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:ʷa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z(a)-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to pour (into)</text:p>
          </table:table-cell>
          <table:table-cell office:value-type="string" calcext:value-type="string">
            <text:p>za-l-ǯi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x-i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to boil</text:p>
          </table:table-cell>
          <table:table-cell office:value-type="string" calcext:value-type="string">
            <text:p>x-i</text:p>
          </table:table-cell>
          <table:table-cell office:value-type="string" calcext:value-type="string">
            <text:p><text:s text:c="4"/>Term. \Ix-i,\i dur. \Ix-li.\i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ki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ram; male</text:p>
          </table:table-cell>
          <table:table-cell office:value-type="string" calcext:value-type="string">
            <text:p>ki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ḳu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ḳu</text:p>
          </table:table-cell>
          <table:table-cell office:value-type="string" calcext:value-type="string">
            <text:p><text:s text:c="4"/>Erg. \Iḳui\i / \Iḳul-li.\i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ɨrc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mould</text:p>
          </table:table-cell>
          <table:table-cell office:value-type="string" calcext:value-type="string">
            <text:p>mɨrc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ič:-äš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mič:-äš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ɨsɨr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tring, thread</text:p>
          </table:table-cell>
          <table:table-cell office:value-type="string" calcext:value-type="string">
            <text:p>mɨsɨr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ɨ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pɨt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ɨ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1 air 2 to blow</text:p>
          </table:table-cell>
          <table:table-cell office:value-type="string" calcext:value-type="string">
            <text:p>pɨ 1, pɨ-kʷi 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:aga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p:aga, p:ogo-ču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ba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aba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:la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wl</text:p>
          </table:table-cell>
          <table:table-cell office:value-type="string" calcext:value-type="string">
            <text:p>p:la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inḳ</text:p>
          </table:table-cell>
          <table:table-cell office:value-type="float" office:value="2323" calcext:value-type="float">
            <text:p>2323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inḳ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oɣuz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wooden frame</text:p>
          </table:table-cell>
          <table:table-cell office:value-type="string" calcext:value-type="string">
            <text:p>moɣuz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šum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šum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bemb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fly, gadfly</text:p>
          </table:table-cell>
          <table:table-cell office:value-type="string" calcext:value-type="string">
            <text:p>bemb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ṭuḳun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ṭuḳun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näḳid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back; waist</text:p>
          </table:table-cell>
          <table:table-cell office:value-type="string" calcext:value-type="string">
            <text:p>näḳid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q̇aʁa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shoulder-blade</text:p>
          </table:table-cell>
          <table:table-cell office:value-type="string" calcext:value-type="string">
            <text:p>q̇aʁa</text:p>
          </table:table-cell>
          <table:table-cell office:value-type="string" calcext:value-type="string">
            <text:p><text:s text:c="4"/>Cf. also a suffixed form: \Iq̇aq̇a-l\i 'back' (with secondary assimilation).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ḳɨl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ḳɨl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ṭä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udder</text:p>
          </table:table-cell>
          <table:table-cell office:value-type="string" calcext:value-type="string">
            <text:p>ṭä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čigin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čigin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̣um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navel</text:p>
          </table:table-cell>
          <table:table-cell office:value-type="string" calcext:value-type="string">
            <text:p>c̣um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̣ic̣in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kidney</text:p>
          </table:table-cell>
          <table:table-cell office:value-type="string" calcext:value-type="string">
            <text:p>c̣ic̣in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č̣ɨḳɨld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č̣ɨḳɨld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ḳuḳa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joint, articulation</text:p>
          </table:table-cell>
          <table:table-cell office:value-type="string" calcext:value-type="string">
            <text:p>ḳuḳa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q̇on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a flat open surface</text:p>
          </table:table-cell>
          <table:table-cell office:value-type="string" calcext:value-type="string">
            <text:p>q̇on</text:p>
          </table:table-cell>
          <table:table-cell office:value-type="string" calcext:value-type="string">
            <text:p><text:s text:c="4"/>Cf. also \Ikute q̇on\i 'palm of hand' (lit. 'hand's surface').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:ɨl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c:ɨl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is-t:al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ist:al</text:p>
          </table:table-cell>
          <table:table-cell office:value-type="string" calcext:value-type="string">
            <text:p><text:s text:c="4"/>Originally a compound "one finger" (cf. PA). *ṭ &gt; t: in the cluster -st:-; the original *ṭ- is preserved in an old derivate \Iṭarɨng\i 'finger-ring' ( = PD \I*ṭuleka\i 'finger-ring', Tsakh. \Iṭulung\i 'thimble').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ḳučči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eel</text:p>
          </table:table-cell>
          <table:table-cell office:value-type="string" calcext:value-type="string">
            <text:p>ḳučči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kɨz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high, hip</text:p>
          </table:table-cell>
          <table:table-cell office:value-type="string" calcext:value-type="string">
            <text:p>kɨz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ḳir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skin, hide</text:p>
          </table:table-cell>
          <table:table-cell office:value-type="string" calcext:value-type="string">
            <text:p>ḳir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-ʁi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-ʁi</text:p>
          </table:table-cell>
          <table:table-cell office:value-type="string" calcext:value-type="string">
            <text:p><text:s text:c="4"/>The root is used only with preverbs with the meaning 'to go towards smth.'; it is part of the suppletive paradigm with \I-ꭓi\i 'to go away from smth.' (see FGKY pp.54-56).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ka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wool (of sheep)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-aꭓ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o see (dur.)</text:p>
          </table:table-cell>
          <table:table-cell office:value-type="string" calcext:value-type="string">
            <text:p>daꭓi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l-iq-uvi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to cut, shear</text:p>
          </table:table-cell>
          <table:table-cell office:value-type="string" calcext:value-type="string">
            <text:p>l-iq-uvi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iq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eye secretion</text:p>
          </table:table-cell>
          <table:table-cell office:value-type="string" calcext:value-type="string">
            <text:p>miq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ḳä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urine</text:p>
          </table:table-cell>
          <table:table-cell office:value-type="string" calcext:value-type="string">
            <text:p>ḳä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ḳɨč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faeces; bird's excrements</text:p>
          </table:table-cell>
          <table:table-cell office:value-type="string" calcext:value-type="string">
            <text:p>ḳɨč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ꭓɨnṭ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snot</text:p>
          </table:table-cell>
          <table:table-cell office:value-type="string" calcext:value-type="string">
            <text:p>ꭓɨnṭ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ɨṭɨr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sheep's dung</text:p>
          </table:table-cell>
          <table:table-cell office:value-type="string" calcext:value-type="string">
            <text:p>mɨṭɨr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-n-dä-</text:p>
          </table:table-cell>
          <table:table-cell office:value-type="float" office:value="2270" calcext:value-type="float">
            <text:p>2270</text:p>
          </table:table-cell>
          <table:table-cell office:value-type="string" calcext:value-type="string">
            <text:p>a suffix of negative participles</text:p>
          </table:table-cell>
          <table:table-cell office:value-type="string" calcext:value-type="string">
            <text:p>-n-dä-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wuq̇ar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ram (~ 1-2 y. old)</text:p>
          </table:table-cell>
          <table:table-cell office:value-type="string" calcext:value-type="string">
            <text:p>wuq̇ar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ac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lac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ḳuza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bull-calf</text:p>
          </table:table-cell>
          <table:table-cell office:value-type="string" calcext:value-type="string">
            <text:p>ḳuza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q:ič:-ež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calf (less than 2 y. old)</text:p>
          </table:table-cell>
          <table:table-cell office:value-type="string" calcext:value-type="string">
            <text:p>q:ič:-ež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ši, riši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 son 2 girl, daughter</text:p>
          </table:table-cell>
          <table:table-cell office:value-type="string" calcext:value-type="string">
            <text:p>ši 1, riši 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mɨ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heifer</text:p>
          </table:table-cell>
          <table:table-cell office:value-type="string" calcext:value-type="string">
            <text:p>somɨ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̣o-l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c̣o-l</text:p>
          </table:table-cell>
          <table:table-cell office:value-type="string" calcext:value-type="string">
            <text:p><text:s text:c="4"/>-l is probably a suffix, cf. pl. \Ic̣ɨ-tan.\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ac̣ɨz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ac̣ɨz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ši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pši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šunḳor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young of donkey</text:p>
          </table:table-cell>
          <table:table-cell office:value-type="string" calcext:value-type="string">
            <text:p>šunḳor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ač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bitch</text:p>
          </table:table-cell>
          <table:table-cell office:value-type="string" calcext:value-type="string">
            <text:p>kač</text:p>
          </table:table-cell>
          <table:table-cell office:value-type="string" calcext:value-type="string">
            <text:p><text:s text:c="4"/>The word may be borrowed from Shakhdagh (cf. Kryz. \Ikäč,\i Bud. \Ikač\i).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psɨ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psɨ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ra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gra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šlä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pšlä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ḳizä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hare</text:p>
          </table:table-cell>
          <table:table-cell office:value-type="string" calcext:value-type="string">
            <text:p>ḳizä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ʁäč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mountain goat</text:p>
          </table:table-cell>
          <table:table-cell office:value-type="string" calcext:value-type="string">
            <text:p>ʁäč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̣ɨza-šꭓer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hedgehog</text:p>
          </table:table-cell>
          <table:table-cell office:value-type="string" calcext:value-type="string">
            <text:p>c̣ɨza-šꭓer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ḳunḳu-ṭa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weasel, martin</text:p>
          </table:table-cell>
          <table:table-cell office:value-type="string" calcext:value-type="string">
            <text:p>ḳunḳu-ṭa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uḳur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nuḳur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q:amar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q:amar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č̣aʕ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jackdaw, rook</text:p>
          </table:table-cell>
          <table:table-cell office:value-type="string" calcext:value-type="string">
            <text:p>č̣aʕ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:ok:u / k:ak:u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cuckoo</text:p>
          </table:table-cell>
          <table:table-cell office:value-type="string" calcext:value-type="string">
            <text:p>k:ok:u / k:ak:u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ḳaḳid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partridge</text:p>
          </table:table-cell>
          <table:table-cell office:value-type="string" calcext:value-type="string">
            <text:p>ḳaḳid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čänč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čänč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q̇urq̇or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q̇urq̇or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̣inḳaz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c̣inḳaz</text:p>
          </table:table-cell>
          <table:table-cell office:value-type="string" calcext:value-type="string">
            <text:p><text:s text:c="4"/>The word is presently analyzed as "sweet snake" (\Ic̣in-ḳaz\i), which is obviously a folk-etymology.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̣ic̣in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grasshopper</text:p>
          </table:table-cell>
          <table:table-cell office:value-type="string" calcext:value-type="string">
            <text:p>c̣ic̣in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ɨx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stick, staff</text:p>
          </table:table-cell>
          <table:table-cell office:value-type="string" calcext:value-type="string">
            <text:p>lɨx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ɨč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ɨč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ṭʷ-i, ṭü-li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ṭʷ-i, ṭü-li</text:p>
          </table:table-cell>
          <table:table-cell office:value-type="string" calcext:value-type="string">
            <text:p><text:s text:c="4"/>\Iṭʷ-\i is the term. aspect, \Iṭü-li\i - durative. Cf. also \I=aṭ-\i 'to throw'.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ɨlg-li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rye</text:p>
          </table:table-cell>
          <table:table-cell office:value-type="string" calcext:value-type="string">
            <text:p>sɨlg-li</text:p>
          </table:table-cell>
          <table:table-cell office:value-type="string" calcext:value-type="string">
            <text:p><text:s text:c="4"/>A compound: \Isɨlg\i 'rye' + \Ili\i 'grain, wheat'. The form \Isɨlg\i contains an old diminutive suffix (*-Vḳ) and is thus parallel to Rut. and Tsakh. (reflecting PL \I*s:ol-Vḳ,\i see above). However, it can be hardly considered a loan (the Shakhdagh languages do not reflect this structure).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šä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pšä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aqa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maqa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ḳi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ear (of corn)</text:p>
          </table:table-cell>
          <table:table-cell office:value-type="string" calcext:value-type="string">
            <text:p>ḳil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̣ar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blue, grey</text:p>
          </table:table-cell>
          <table:table-cell office:value-type="string" calcext:value-type="string">
            <text:p>c̣ar</text:p>
          </table:table-cell>
          <table:table-cell office:value-type="string" calcext:value-type="string">
            <text:p><text:s text:c="4"/>Also reduplicated: \Ic̣arc̣ar.\i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āž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bāž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ɨč̣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nettle</text:p>
          </table:table-cell>
          <table:table-cell office:value-type="string" calcext:value-type="string">
            <text:p>mɨč̣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q:užur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caraway seed</text:p>
          </table:table-cell>
          <table:table-cell office:value-type="string" calcext:value-type="string">
            <text:p>q:užur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ꭓala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burdock</text:p>
          </table:table-cell>
          <table:table-cell office:value-type="string" calcext:value-type="string">
            <text:p>ꭓala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ʷa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sʷa</text:p>
          </table:table-cell>
          <table:table-cell office:value-type="string" calcext:value-type="string">
            <text:p><text:s text:c="3"/>Erg. \Isʷ-ī,\i pl. \Iso-bur.\i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ḳind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bridge, step (of stairs)</text:p>
          </table:table-cell>
          <table:table-cell office:value-type="string" calcext:value-type="string">
            <text:p>ḳind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q̇ʷa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lid, cover</text:p>
          </table:table-cell>
          <table:table-cell office:value-type="string" calcext:value-type="string">
            <text:p>q̇ʷa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q:uw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q:uw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̣ʷa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c̣ʷa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ōq̇an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shelter (in mountains)</text:p>
          </table:table-cell>
          <table:table-cell office:value-type="string" calcext:value-type="string">
            <text:p>ōq̇an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q:ičä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q:ičä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ḳan-ɨḳ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ḳan-ɨḳ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qim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hook; wooden peg</text:p>
          </table:table-cell>
          <table:table-cell office:value-type="string" calcext:value-type="string">
            <text:p>qim</text:p>
          </table:table-cell>
          <table:table-cell office:value-type="string" calcext:value-type="string">
            <text:p><text:s text:c="4"/>One should expect q̇- in Khin. in this root; it may well be that the form \Iqim\i is a misspelling.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ḳarṭa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wooden nail</text:p>
          </table:table-cell>
          <table:table-cell office:value-type="string" calcext:value-type="string">
            <text:p>ḳarṭa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č̣ärä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stone for fastening roof edges</text:p>
          </table:table-cell>
          <table:table-cell office:value-type="string" calcext:value-type="string">
            <text:p>č̣ärä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zoꭓ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mill, mill-stone</text:p>
          </table:table-cell>
          <table:table-cell office:value-type="string" calcext:value-type="string">
            <text:p>zoꭓ</text:p>
          </table:table-cell>
          <table:table-cell office:value-type="string" calcext:value-type="string">
            <text:p><text:s text:c="4"/>Pl. \Icꭓá-bɨr\i (with assimilation). The verbal stem \Icꭓu-w-\i 'to grind' is derived from the same root.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uqa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gutter</text:p>
          </table:table-cell>
          <table:table-cell office:value-type="string" calcext:value-type="string">
            <text:p>nuqa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uqa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shed, cattle-shed</text:p>
          </table:table-cell>
          <table:table-cell office:value-type="string" calcext:value-type="string">
            <text:p>cuqa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iḳ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miḳ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zeʁ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soup, broth</text:p>
          </table:table-cell>
          <table:table-cell office:value-type="string" calcext:value-type="string">
            <text:p>zeʁ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̣in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c̣in</text:p>
          </table:table-cell>
          <table:table-cell office:value-type="string" calcext:value-type="string">
            <text:p><text:s text:c="4"/>Probably a metathesis &lt; \I*nic̣;\i cf. also \Inüc̣\i 'honey', which is an old derivate of the same root.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eng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eng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ḳen-dä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ḳen-dä (mic)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mic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butter, oil</text:p>
          </table:table-cell>
          <table:table-cell office:value-type="string" calcext:value-type="string">
            <text:p>mic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ǯar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sour cream</text:p>
          </table:table-cell>
          <table:table-cell office:value-type="string" calcext:value-type="string">
            <text:p>ǯar</text:p>
          </table:table-cell>
          <table:table-cell office:value-type="string" calcext:value-type="string">
            <text:p><text:s text:c="4"/>This Khin. word, because of its specific meaning, can be a loanword from Shakhdagh languages.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ḳun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ḳu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psɨ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oat flour</text:p>
          </table:table-cell>
          <table:table-cell office:value-type="string" calcext:value-type="string">
            <text:p>psɨ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ḳuḳu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cake, cookie</text:p>
          </table:table-cell>
          <table:table-cell office:value-type="string" calcext:value-type="string">
            <text:p>ḳuḳu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oʁ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roasted grain</text:p>
          </table:table-cell>
          <table:table-cell office:value-type="string" calcext:value-type="string">
            <text:p>moʁ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ꭓi" office:value-type="string" office:string-value="" calcext:value-type="error">
            <text:p>#NAME?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to go</text:p>
          </table:table-cell>
          <table:table-cell table:formula="of:=ꭓi" office:value-type="string" office:string-value="" calcext:value-type="error">
            <text:p>#NAME?</text:p>
          </table:table-cell>
          <table:table-cell office:value-type="string" calcext:value-type="string">
            <text:p><text:s text:c="4"/>Used within the suppletive paradigm together with \I-ʁi\i q.v.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qi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to weave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<text:s text:c="4"/>Term. \Iqi,\i dur. \Iqli.\i Cf. also the derivate \Iqala\i 'loom'.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it-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o chop (wood)</text:p>
          </table:table-cell>
          <table:table-cell office:value-type="string" calcext:value-type="string">
            <text:p>it-q̇ʷi</text:p>
          </table:table-cell>
          <table:table-cell office:value-type="string" calcext:value-type="string">
            <text:p><text:s text:c="4"/>Cf. also \Iitir-kʷi\i 'to hit'.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miš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iš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q̇alč̣eg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leathern sack</text:p>
          </table:table-cell>
          <table:table-cell office:value-type="string" calcext:value-type="string">
            <text:p>q̇alč̣eg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q̇am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q̇am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waz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waz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ḳɨba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a jug of medium size</text:p>
          </table:table-cell>
          <table:table-cell office:value-type="string" calcext:value-type="string">
            <text:p>ḳɨba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oꭓ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thou (2d p. pr., dative case)</text:p>
          </table:table-cell>
          <table:table-cell office:value-type="string" calcext:value-type="string">
            <text:p>oꭓ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̣u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̣u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inḳ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inḳ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iꭓez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miꭓez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ḳarḳɨr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kein, clew, hank</text:p>
          </table:table-cell>
          <table:table-cell office:value-type="string" calcext:value-type="string">
            <text:p>ḳarḳɨr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-c̣i-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to come in</text:p>
          </table:table-cell>
          <table:table-cell office:value-type="string" calcext:value-type="string">
            <text:p>-c̣i-ʁi</text:p>
          </table:table-cell>
          <table:table-cell office:value-type="string" calcext:value-type="string">
            <text:p><text:s text:c="4"/>Used only with preverbs (\Ial-c̣i-ʁi,\i \Ia-c̣i-ʁi,\i \Ital-c̣i-ʁi\i etc.).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ḳana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ḳana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ʁi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that, he (obl. stem)</text:p>
          </table:table-cell>
          <table:table-cell office:value-type="string" calcext:value-type="string">
            <text:p>ʁi</text:p>
          </table:table-cell>
          <table:table-cell office:value-type="string" calcext:value-type="string">
            <text:p><text:s text:c="4"/>The stem is used in obl. cases of the pronoun \Idu\i / \Idä\i (q.v.) in the 1st and 2d classes (1st class: erg. \Iʁi,\i dat. \Iʁu,\i 2d class: erg. \Iʁʷi,\i dat. \Iʁu\i).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ꭓak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stake</text:p>
          </table:table-cell>
          <table:table-cell office:value-type="string" calcext:value-type="string">
            <text:p>ꭓak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oži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to pour</text:p>
          </table:table-cell>
          <table:table-cell office:value-type="string" calcext:value-type="string">
            <text:p>loži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ṭab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trap</text:p>
          </table:table-cell>
          <table:table-cell office:value-type="string" calcext:value-type="string">
            <text:p>ṭab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äꭓ-wi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to carry, lead</text:p>
          </table:table-cell>
          <table:table-cell office:value-type="string" calcext:value-type="string">
            <text:p>äꭓ-wi</text:p>
          </table:table-cell>
          <table:table-cell office:value-type="string" calcext:value-type="string">
            <text:p><text:s text:c="4"/>Used also with preverbs (\Il-äꭓ-wi\i et al.).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č̣uč̣on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č̣uč̣on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ɨnqa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ɨnqa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q̇uw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ploughshare</text:p>
          </table:table-cell>
          <table:table-cell office:value-type="string" calcext:value-type="string">
            <text:p>q̇uw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ing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ing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əꭓu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wooden shovel</text:p>
          </table:table-cell>
          <table:table-cell office:value-type="string" calcext:value-type="string">
            <text:p>pəꭓu</text:p>
          </table:table-cell>
          <table:table-cell office:value-type="string" calcext:value-type="string">
            <text:p><text:s text:c="4"/>Cited from Khaidakov 1973.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čin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sickle</text:p>
          </table:table-cell>
          <table:table-cell office:value-type="string" calcext:value-type="string">
            <text:p>čin</text:p>
          </table:table-cell>
          <table:table-cell office:value-type="string" calcext:value-type="string">
            <text:p><text:s text:c="4"/>May be borrowed from Kryz. čin.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gunz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a bundle of sheaves</text:p>
          </table:table-cell>
          <table:table-cell office:value-type="string" calcext:value-type="string">
            <text:p>gunz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: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sheaf</text:p>
          </table:table-cell>
          <table:table-cell office:value-type="string" calcext:value-type="string">
            <text:p>c:al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roc̣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threshing-floor</text:p>
          </table:table-cell>
          <table:table-cell office:value-type="string" calcext:value-type="string">
            <text:p>roc̣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uk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chaff</text:p>
          </table:table-cell>
          <table:table-cell office:value-type="string" calcext:value-type="string">
            <text:p>nuk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äč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tomb-stone</text:p>
          </table:table-cell>
          <table:table-cell office:value-type="string" calcext:value-type="string">
            <text:p>wäč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ɨc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spring, source</text:p>
          </table:table-cell>
          <table:table-cell office:value-type="string" calcext:value-type="string">
            <text:p>mɨc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č:u, č:i-m</text:p>
          </table:table-cell>
          <table:table-cell office:value-type="float" office:value="2299" calcext:value-type="float">
            <text:p>2299</text:p>
          </table:table-cell>
          <table:table-cell office:value-type="string" calcext:value-type="string">
            <text:p>an interrogative stem</text:p>
          </table:table-cell>
          <table:table-cell office:value-type="string" calcext:value-type="string">
            <text:p>č:u, č:i-m</text:p>
          </table:table-cell>
          <table:table-cell office:value-type="string" calcext:value-type="string">
            <text:p><text:s text:c="4"/>Khin. č:u 'where (to); č:i-m 'how; which'. Cf. also či-n- as the obl. base of ja(za) 'what'.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maq̇al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maq̇al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ɨnḳ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tone plate</text:p>
          </table:table-cell>
          <table:table-cell office:value-type="string" calcext:value-type="string">
            <text:p>ɨnḳa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ṭɨng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ṭɨng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uwa-ž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cuwa-ž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ꭓ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iꭓ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ḳina-ž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ḳina-ž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q̇ä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q̇ä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:-äꭓ-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to chop, cut off</text:p>
          </table:table-cell>
          <table:table-cell office:value-type="string" calcext:value-type="string">
            <text:p>t:äꭓ-q̇ʷi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t:-aꭓ-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to burst, break (intrans.)</text:p>
          </table:table-cell>
          <table:table-cell office:value-type="string" calcext:value-type="string">
            <text:p>t:aꭓ-ki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ɨnḳ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ɨnḳ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kob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kob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enʁ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nʁ</text:p>
          </table:table-cell>
          <table:table-cell office:value-type="string" calcext:value-type="string">
            <text:p><text:s text:c="4"/>Erg. \Iinq̇-i.\i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̣ɨ-nas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c̣ɨ-nas</text:p>
          </table:table-cell>
          <table:table-cell office:value-type="string" calcext:value-type="string">
            <text:p><text:s text:c="4"/>Historically a compound with \I*c̣ɨ-\i 'new' (lit. 'new bride', cf. Arch. \Imac̣á-t:u-r\i 'bride' - lit. 'new (fem.)' - etc.).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miḳä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miḳä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dädä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dädä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:ɨ, rɨcɨ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1 brother 2 sister</text:p>
          </table:table-cell>
          <table:table-cell office:value-type="string" calcext:value-type="string">
            <text:p>c:ɨ 1, rɨcɨ 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ḳĳä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guest</text:p>
          </table:table-cell>
          <table:table-cell office:value-type="string" calcext:value-type="string">
            <text:p>ḳĳä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lɨ-ḳi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to copulate</text:p>
          </table:table-cell>
          <table:table-cell office:value-type="string" calcext:value-type="string">
            <text:p>lɨ-ḳi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č:ɨ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vagina</text:p>
          </table:table-cell>
          <table:table-cell office:value-type="string" calcext:value-type="string">
            <text:p>bač:ɨ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čürü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čürü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ic̣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sour</text:p>
          </table:table-cell>
          <table:table-cell office:value-type="string" calcext:value-type="string">
            <text:p>mic̣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ič̣i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thick</text:p>
          </table:table-cell>
          <table:table-cell office:value-type="string" calcext:value-type="string">
            <text:p>bič̣i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̣i-tar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naked, bare</text:p>
          </table:table-cell>
          <table:table-cell office:value-type="string" calcext:value-type="string">
            <text:p>c̣itar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ṭɨn-i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to weep, cry</text:p>
          </table:table-cell>
          <table:table-cell office:value-type="string" calcext:value-type="string">
            <text:p>ṭɨn-i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ḳili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bent, curved</text:p>
          </table:table-cell>
          <table:table-cell office:value-type="string" calcext:value-type="string">
            <text:p>ḳili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eš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beš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inqer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old (of a person)</text:p>
          </table:table-cell>
          <table:table-cell office:value-type="string" calcext:value-type="string">
            <text:p>inqer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pšʷa</text:p>
          </table:table-cell>
          <table:table-cell office:value-type="float" office:value="2318" calcext:value-type="float">
            <text:p>2318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pšʷa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unʁ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unʁ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pxu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pxu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zäk</text:p>
          </table:table-cell>
          <table:table-cell office:value-type="float" office:value="2321" calcext:value-type="float">
            <text:p>2321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zäk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jiḳ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jiḳ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joz</text:p>
          </table:table-cell>
          <table:table-cell office:value-type="float" office:value="2324" calcext:value-type="float">
            <text:p>2324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joz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jäʕiz</text:p>
          </table:table-cell>
          <table:table-cell office:value-type="float" office:value="2325" calcext:value-type="float">
            <text:p>2325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äʕiz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q̇a(n)</text:p>
          </table:table-cell>
          <table:table-cell office:value-type="float" office:value="2326" calcext:value-type="float">
            <text:p>2326</text:p>
          </table:table-cell>
          <table:table-cell office:value-type="string" calcext:value-type="string">
            <text:p>twenty</text:p>
          </table:table-cell>
          <table:table-cell office:value-type="string" calcext:value-type="string">
            <text:p>q̇a(n)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zu-r</text:p>
          </table:table-cell>
          <table:table-cell office:value-type="float" office:value="2289" calcext:value-type="float">
            <text:p>2289</text:p>
          </table:table-cell>
          <table:table-cell office:value-type="string" calcext:value-type="string">
            <text:p>you (2d p. plur.)</text:p>
          </table:table-cell>
          <table:table-cell office:value-type="string" calcext:value-type="string">
            <text:p>zur</text:p>
          </table:table-cell>
          <table:table-cell office:value-type="string" calcext:value-type="string">
            <text:p><text:s text:c="4"/>Obl. base \Isur-\i (with devoicing).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häh- / hähin-</text:p>
          </table:table-cell>
          <table:table-cell office:value-type="float" office:value="2292" calcext:value-type="float">
            <text:p>2292</text:p>
          </table:table-cell>
          <table:table-cell office:value-type="string" calcext:value-type="string">
            <text:p>(one)self</text:p>
          </table:table-cell>
          <table:table-cell office:value-type="string" calcext:value-type="string">
            <text:p>häh- / hähin-</text:p>
          </table:table-cell>
          <table:table-cell office:value-type="string" calcext:value-type="string">
            <text:p><text:s text:c="4"/>Cf. nom. \Ihähu\i (1st cl.), \Ihähä\i (2-4th cl.), obl. base \Ihähin-.\i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mä" office:value-type="string" office:string-value="" calcext:value-type="error">
            <text:p>#NAME?</text:p>
          </table:table-cell>
          <table:table-cell office:value-type="float" office:value="1825" calcext:value-type="float">
            <text:p>1825</text:p>
          </table:table-cell>
          <table:table-cell office:value-type="string" calcext:value-type="string">
            <text:p>to be</text:p>
          </table:table-cell>
          <table:table-cell table:formula="of:=mä" office:value-type="string" office:string-value="" calcext:value-type="error">
            <text:p>#NAME?</text:p>
          </table:table-cell>
          <table:table-cell office:value-type="string" calcext:value-type="string">
            <text:p><text:s text:c="4"/>Used independently with class prefixes (\Idu-mä,\i \Idä-mä,\i \Iž-mä\i) or as a second part in compounds (\Iat-mä,\i \Iqo-mä\i etc.).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a-(r)" office:value-type="string" office:string-value="" calcext:value-type="error">
            <text:p>#NAME?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to become</text:p>
          </table:table-cell>
          <table:table-cell table:formula="of:=ar" office:value-type="string" office:string-value="" calcext:value-type="error">
            <text:p>#NAME?</text:p>
          </table:table-cell>
          <table:table-cell office:value-type="string" calcext:value-type="string">
            <text:p><text:s text:c="4"/>The stem is used only in imperative (\Ih-ar,\i \Is-ar,\i \If-ar\i).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q̇i</text:p>
          </table:table-cell>
          <table:table-cell office:value-type="float" office:value="1828" calcext:value-type="float">
            <text:p>1828</text:p>
          </table:table-cell>
          <table:table-cell office:value-type="string" calcext:value-type="string">
            <text:p>to be, to become</text:p>
          </table:table-cell>
          <table:table-cell office:value-type="string" calcext:value-type="string">
            <text:p>q̇i</text:p>
          </table:table-cell>
          <table:table-cell office:value-type="string" calcext:value-type="string">
            <text:p><text:s text:c="4"/>The stem is used as terminative (aorist).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ugun-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dugun-kʷi</text:p>
          </table:table-cell>
          <table:table-cell office:value-type="string" calcext:value-type="string">
            <text:p><text:s text:c="4"/>Cf. also \Idugun-q̇i,\i \I-ꭓi\i 'to be lost, get lost'.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ʷi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o do, to make</text:p>
          </table:table-cell>
          <table:table-cell office:value-type="string" calcext:value-type="string">
            <text:p>kʷi</text:p>
          </table:table-cell>
          <table:table-cell office:value-type="string" calcext:value-type="string">
            <text:p><text:s text:c="4"/>The root is \Ik(i\i)-, cf. dur. \Iki-ri.\i The verb is frequently used as an auxiliary in verbal compounds.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l-ɨ=ḳ-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to hide, conceal</text:p>
          </table:table-cell>
          <table:table-cell office:value-type="string" calcext:value-type="string">
            <text:p>lɨḳi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če=ḳʷi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če=ḳʷi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aq:ɨn-" office:value-type="string" office:string-value="" calcext:value-type="error">
            <text:p>Err:520</text:p>
          </table:table-cell>
          <table:table-cell office:value-type="float" office:value="1852" calcext:value-type="float">
            <text:p>1852</text:p>
          </table:table-cell>
          <table:table-cell office:value-type="string" calcext:value-type="string">
            <text:p>to hold, keep, catch</text:p>
          </table:table-cell>
          <table:table-cell table:formula="of:=aq:ɨni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q-wi" office:value-type="string" office:string-value="" calcext:value-type="error">
            <text:p>#NAME?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to take out</text:p>
          </table:table-cell>
          <table:table-cell office:value-type="string" calcext:value-type="string">
            <text:p>taš=q-wi</text:p>
          </table:table-cell>
          <table:table-cell office:value-type="string" calcext:value-type="string">
            <text:p><text:s text:c="4"/>Cf. also \Iši=q-wi\i 'to choose', \Ič:en=q-wi\i 'to pull, drag' etc.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šis=ꭓ-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to change</text:p>
          </table:table-cell>
          <table:table-cell office:value-type="string" calcext:value-type="string">
            <text:p>šis=ꭓ-ʷi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čä=p-</text:p>
          </table:table-cell>
          <table:table-cell office:value-type="float" office:value="1871" calcext:value-type="float">
            <text:p>1871</text:p>
          </table:table-cell>
          <table:table-cell office:value-type="string" calcext:value-type="string">
            <text:p>to run away</text:p>
          </table:table-cell>
          <table:table-cell office:value-type="string" calcext:value-type="string">
            <text:p>čä=pi</text:p>
          </table:table-cell>
          <table:table-cell office:value-type="string" calcext:value-type="string">
            <text:p><text:s text:c="4"/>The root here is \Ičä-;\i nature of the suffix -p- is unclear.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l=k-</text:p>
          </table:table-cell>
          <table:table-cell office:value-type="float" office:value="1841" calcext:value-type="float">
            <text:p>1841</text:p>
          </table:table-cell>
          <table:table-cell office:value-type="string" calcext:value-type="string">
            <text:p>to fall</text:p>
          </table:table-cell>
          <table:table-cell office:value-type="string" calcext:value-type="string">
            <text:p>al=ki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äꭓ-il-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to hang (on a nail), to hook</text:p>
          </table:table-cell>
          <table:table-cell office:value-type="string" calcext:value-type="string">
            <text:p>äꭓ-il-q̇ʷi</text:p>
          </table:table-cell>
          <table:table-cell office:value-type="string" calcext:value-type="string">
            <text:p><text:s text:c="4"/>Cf. also \Iäꭓ-\i in \Iäꭓ-ši\i 'to put (e.g. the thimble on a finger)'.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č̣iʁi-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to fade, wither</text:p>
          </table:table-cell>
          <table:table-cell office:value-type="string" calcext:value-type="string">
            <text:p>č̣iʁi-q̇i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̣ɨ-t</text:p>
          </table:table-cell>
          <table:table-cell office:value-type="float" office:value="1888" calcext:value-type="float">
            <text:p>1888</text:p>
          </table:table-cell>
          <table:table-cell office:value-type="string" calcext:value-type="string">
            <text:p>sick, ill</text:p>
          </table:table-cell>
          <table:table-cell office:value-type="string" calcext:value-type="string">
            <text:p>c̣ɨ-t</text:p>
          </table:table-cell>
          <table:table-cell office:value-type="string" calcext:value-type="string">
            <text:p><text:s text:c="4"/>Cf. also \Ic̣ɨt-q̇i\i 'to be sick, ill'.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opꭓ-" office:value-type="string" office:string-value="" calcext:value-type="error">
            <text:p>Err:520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to swell</text:p>
          </table:table-cell>
          <table:table-cell table:formula="of:=opꭓ-i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š-</text:p>
          </table:table-cell>
          <table:table-cell office:value-type="float" office:value="1894" calcext:value-type="float">
            <text:p>1894</text:p>
          </table:table-cell>
          <table:table-cell office:value-type="string" calcext:value-type="string">
            <text:p>to throw</text:p>
          </table:table-cell>
          <table:table-cell office:value-type="string" calcext:value-type="string">
            <text:p>aš-q̇ʷi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l-at:ɨ-r-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to beat, to hit</text:p>
          </table:table-cell>
          <table:table-cell office:value-type="string" calcext:value-type="string">
            <text:p>lat:ɨr-kʷi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q̇ʷi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to break</text:p>
          </table:table-cell>
          <table:table-cell office:value-type="string" calcext:value-type="string">
            <text:p>q̇ʷi</text:p>
          </table:table-cell>
          <table:table-cell office:value-type="string" calcext:value-type="string">
            <text:p><text:s text:c="4"/>\Iq̇ʷi\i is term.; cf. also dur. \Iq̇u-li.\i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zo=ʁ-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to break</text:p>
          </table:table-cell>
          <table:table-cell office:value-type="string" calcext:value-type="string">
            <text:p>zo=ʁ-</text:p>
          </table:table-cell>
          <table:table-cell office:value-type="string" calcext:value-type="string">
            <text:p><text:s text:c="4"/>Used as imperative for \Iq̇ʷi.\i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:-äq̇-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t:-äq̇-q̇ʷi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zä=q-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to tear, break</text:p>
          </table:table-cell>
          <table:table-cell office:value-type="string" calcext:value-type="string">
            <text:p>zä=qʷi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nḳ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inḳ</text:p>
          </table:table-cell>
          <table:table-cell office:value-type="string" calcext:value-type="string">
            <text:p><text:s text:c="4"/>Cf. also \Iinḳä-kʷi\i 'to sharpen, whet'.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zi=x-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to smear</text:p>
          </table:table-cell>
          <table:table-cell office:value-type="string" calcext:value-type="string">
            <text:p>zi=xʷi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lɨ=ḳ-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to bury up, bury</text:p>
          </table:table-cell>
          <table:table-cell office:value-type="string" calcext:value-type="string">
            <text:p>lɨ=ḳ-i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wä=ꭓ-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to shave</text:p>
          </table:table-cell>
          <table:table-cell office:value-type="string" calcext:value-type="string">
            <text:p>wä=ꭓʷi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rɨ=c-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rɨ=ci</text:p>
          </table:table-cell>
          <table:table-cell office:value-type="string" calcext:value-type="string">
            <text:p><text:s text:c="4"/>Perhaps we should relate here also (with reduction of Anlaut) Khin. \Icu-(wi\i) 'to drink'.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iḳ́u-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to learn; to read; to sing</text:p>
          </table:table-cell>
          <table:table-cell office:value-type="string" calcext:value-type="string">
            <text:p>liḳ́u-wi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̣ɨz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tremble, quiver, shaking</text:p>
          </table:table-cell>
          <table:table-cell office:value-type="string" calcext:value-type="string">
            <text:p>c̣ɨza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uḳ-" office:value-type="string" office:string-value="" calcext:value-type="error">
            <text:p>Err:52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to slaughter</text:p>
          </table:table-cell>
          <table:table-cell table:formula="of:=uḳʷi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l-äḳ-ši / z-äḳ-ši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to look</text:p>
          </table:table-cell>
          <table:table-cell office:value-type="string" calcext:value-type="string">
            <text:p>l-äḳ-ši / z-äḳ-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q̇-" office:value-type="string" office:string-value="" calcext:value-type="error">
            <text:p>Err:52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to love, want</text:p>
          </table:table-cell>
          <table:table-cell table:formula="of:=iq̇-i" office:value-type="string" office:string-value="" calcext:value-type="error">
            <text:p>#NAME?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ḳur=qin-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ḳur=qin-i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ꭓob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ulp, mouthful</text:p>
          </table:table-cell>
          <table:table-cell office:value-type="string" calcext:value-type="string">
            <text:p>ꭓob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t:oz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t:oz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ḳaḳɨd</text:p>
          </table:table-cell>
          <table:table-cell office:value-type="float" office:value="2056" calcext:value-type="float">
            <text:p>2056</text:p>
          </table:table-cell>
          <table:table-cell office:value-type="string" calcext:value-type="string">
            <text:p>partridge</text:p>
          </table:table-cell>
          <table:table-cell office:value-type="string" calcext:value-type="string">
            <text:p>ḳaḳɨd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a / hä</text:p>
          </table:table-cell>
          <table:table-cell office:value-type="float" office:value="2313" calcext:value-type="float">
            <text:p>2313</text:p>
          </table:table-cell>
          <table:table-cell office:value-type="string" calcext:value-type="string">
            <text:p>she, that one (fem.)</text:p>
          </table:table-cell>
          <table:table-cell office:value-type="string" calcext:value-type="string">
            <text:p>ha / hä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nk: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grass, hay</text:p>
          </table:table-cell>
          <table:table-cell office:value-type="string" calcext:value-type="string">
            <text:p>ink: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ol</text:p>
          </table:table-cell>
          <table:table-cell office:value-type="float" office:value="2107" calcext:value-type="float">
            <text:p>2107</text:p>
          </table:table-cell>
          <table:table-cell office:value-type="string" calcext:value-type="string">
            <text:p>offence</text:p>
          </table:table-cell>
          <table:table-cell office:value-type="string" calcext:value-type="string">
            <text:p>qol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e-l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de-l</text:p>
          </table:table-cell>
          <table:table-cell office:value-type="string" calcext:value-type="string">
            <text:p><text:s text:c="4"/>Кибрик-Кодзасов-Оловянникова 1972 have a notation \It:e-l\i (one wonders whether the form \Itä-killi\i 'from where' is not a misspelling for \I*dä-killi\i).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j- / -u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1t class sing. (and 4th cl. sing.-plur.) marker</text:p>
          </table:table-cell>
          <table:table-cell office:value-type="string" calcext:value-type="string">
            <text:p>j- / -u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z/r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2d and 3d class marker</text:p>
          </table:table-cell>
          <table:table-cell office:value-type="string" calcext:value-type="string">
            <text:p>z/r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w/b</text:p>
          </table:table-cell>
          <table:table-cell office:value-type="float" office:value="2197" calcext:value-type="float">
            <text:p>2197</text:p>
          </table:table-cell>
          <table:table-cell office:value-type="string" calcext:value-type="string">
            <text:p>3d class sing. and 1-3d class plur. marker</text:p>
          </table:table-cell>
          <table:table-cell office:value-type="string" calcext:value-type="string">
            <text:p>w/b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" calcext:value-type="float">
            <text:p>0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nominative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-d- / -t-</text:p>
          </table:table-cell>
          <table:table-cell office:value-type="float" office:value="2202" calcext:value-type="float">
            <text:p>2202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-d- / -t-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-r</text:p>
          </table:table-cell>
          <table:table-cell office:value-type="float" office:value="2204" calcext:value-type="float">
            <text:p>2204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-r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-n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-n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-be-r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-be-r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-i(j)</text:p>
          </table:table-cell>
          <table:table-cell office:value-type="float" office:value="2218" calcext:value-type="float">
            <text:p>2218</text:p>
          </table:table-cell>
          <table:table-cell office:value-type="string" calcext:value-type="string">
            <text:p>1 ergative / genitive 2 infinitive</text:p>
          </table:table-cell>
          <table:table-cell office:value-type="string" calcext:value-type="string">
            <text:p>-i(j)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-u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1 dative 2 infinitive</text:p>
          </table:table-cell>
          <table:table-cell office:value-type="string" calcext:value-type="string">
            <text:p>-u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-ꭓ</text:p>
          </table:table-cell>
          <table:table-cell office:value-type="float" office:value="2239" calcext:value-type="float">
            <text:p>2239</text:p>
          </table:table-cell>
          <table:table-cell office:value-type="string" calcext:value-type="string">
            <text:p>inessive 1 ("about")</text:p>
          </table:table-cell>
          <table:table-cell office:value-type="string" calcext:value-type="string">
            <text:p>-ꭓ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-r</text:p>
          </table:table-cell>
          <table:table-cell office:value-type="float" office:value="2228" calcext:value-type="float">
            <text:p>2228</text:p>
          </table:table-cell>
          <table:table-cell office:value-type="string" calcext:value-type="string">
            <text:p>inessive 2 ("in")</text:p>
          </table:table-cell>
          <table:table-cell office:value-type="string" calcext:value-type="string">
            <text:p>-r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-š</text:p>
          </table:table-cell>
          <table:table-cell office:value-type="float" office:value="2229" calcext:value-type="float">
            <text:p>2229</text:p>
          </table:table-cell>
          <table:table-cell office:value-type="string" calcext:value-type="string">
            <text:p>inessive 3 ("in")</text:p>
          </table:table-cell>
          <table:table-cell office:value-type="string" calcext:value-type="string">
            <text:p>-š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-ko-li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lative</text:p>
          </table:table-cell>
          <table:table-cell office:value-type="string" calcext:value-type="string">
            <text:p>-ko-li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(-š-)ki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itative</text:p>
          </table:table-cell>
          <table:table-cell office:value-type="string" calcext:value-type="string">
            <text:p>(-š-)kili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-q:i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arative</text:p>
          </table:table-cell>
          <table:table-cell office:value-type="string" calcext:value-type="string">
            <text:p>-q:illi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-l-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ative</text:p>
          </table:table-cell>
          <table:table-cell office:value-type="string" calcext:value-type="string">
            <text:p>-l-li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-li</text:p>
          </table:table-cell>
          <table:table-cell office:value-type="float" office:value="2217" calcext:value-type="float">
            <text:p>2217</text:p>
          </table:table-cell>
          <table:table-cell office:value-type="string" calcext:value-type="string">
            <text:p>general locative</text:p>
          </table:table-cell>
          <table:table-cell office:value-type="string" calcext:value-type="string">
            <text:p>-li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-ꭓ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 suffix</text:p>
          </table:table-cell>
          <table:table-cell office:value-type="string" calcext:value-type="string">
            <text:p>-ꭓer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-w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ofessional suffix</text:p>
          </table:table-cell>
          <table:table-cell office:value-type="string" calcext:value-type="string">
            <text:p>-wan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-d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ective substantivator (anim. and plur.)</text:p>
          </table:table-cell>
          <table:table-cell office:value-type="string" calcext:value-type="string">
            <text:p>-d-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-ä</text:p>
          </table:table-cell>
          <table:table-cell office:value-type="float" office:value="2196" calcext:value-type="float">
            <text:p>2196</text:p>
          </table:table-cell>
          <table:table-cell office:value-type="string" calcext:value-type="string">
            <text:p>2d (female) class suffix</text:p>
          </table:table-cell>
          <table:table-cell office:value-type="string" calcext:value-type="string">
            <text:p>-ä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-s-ä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adjective substantivator (inanim.)</text:p>
          </table:table-cell>
          <table:table-cell office:value-type="string" calcext:value-type="string">
            <text:p>-s-ä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-at- / -ät-/ -et-, -t:-, -t-, -tar-</text:p>
          </table:table-cell>
          <table:table-cell office:value-type="float" office:value="2246" calcext:value-type="float">
            <text:p>2246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-at- / -ät-/ -et-, -t:-, -t-, -tar-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-qo- present, -q:i conditional</text:p>
          </table:table-cell>
          <table:table-cell office:value-type="float" office:value="2258" calcext:value-type="float">
            <text:p>2258</text:p>
          </table:table-cell>
          <table:table-cell office:value-type="string" calcext:value-type="string">
            <text:p>present; conditional</text:p>
          </table:table-cell>
          <table:table-cell office:value-type="string" calcext:value-type="string">
            <text:p>-qo-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-k:ʷat-, -k:ʷar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ent</text:p>
          </table:table-cell>
          <table:table-cell office:value-type="string" calcext:value-type="string">
            <text:p>-k:ʷat-, -k:ʷar-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-i</text:p>
          </table:table-cell>
          <table:table-cell office:value-type="float" office:value="2244" calcext:value-type="float">
            <text:p>2244</text:p>
          </table:table-cell>
          <table:table-cell office:value-type="string" calcext:value-type="string">
            <text:p>past simple</text:p>
          </table:table-cell>
          <table:table-cell office:value-type="string" calcext:value-type="string">
            <text:p>-i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-šä- / -še-</text:p>
          </table:table-cell>
          <table:table-cell office:value-type="float" office:value="2245" calcext:value-type="float">
            <text:p>2245</text:p>
          </table:table-cell>
          <table:table-cell office:value-type="string" calcext:value-type="string">
            <text:p>past indefinite</text:p>
          </table:table-cell>
          <table:table-cell office:value-type="string" calcext:value-type="string">
            <text:p>-šä- / -še-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-r- / -d- / -ž-</text:p>
          </table:table-cell>
          <table:table-cell office:value-type="float" office:value="2263" calcext:value-type="float">
            <text:p>2263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-r- / -d- / -ž-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-0, -ä, -i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imperative</text:p>
          </table:table-cell>
          <table:table-cell office:value-type="string" calcext:value-type="string">
            <text:p>-0, -ä, -i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-ejlä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precative</text:p>
          </table:table-cell>
          <table:table-cell office:value-type="string" calcext:value-type="string">
            <text:p>-ejlä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-čeḳ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usative</text:p>
          </table:table-cell>
          <table:table-cell office:value-type="string" calcext:value-type="string">
            <text:p>-čeḳ-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-kʷa-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cessitive</text:p>
          </table:table-cell>
          <table:table-cell office:value-type="string" calcext:value-type="string">
            <text:p>-kʷa-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kin-, -kin-</text:p>
          </table:table-cell>
          <table:table-cell office:value-type="float" office:value="2267" calcext:value-type="float">
            <text:p>2267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kin-, -kin-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-wal ( &lt; Lezgh.)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masdar</text:p>
          </table:table-cell>
          <table:table-cell office:value-type="string" calcext:value-type="string">
            <text:p>-wal ( &lt; Lezgh.)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-ri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imperfective (frequent.) aspect</text:p>
          </table:table-cell>
          <table:table-cell office:value-type="string" calcext:value-type="string">
            <text:p>-ri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-ku-</text:p>
          </table:table-cell>
          <table:table-cell office:value-type="float" office:value="2268" calcext:value-type="float">
            <text:p>2268</text:p>
          </table:table-cell>
          <table:table-cell office:value-type="string" calcext:value-type="string">
            <text:p>prohibitive</text:p>
          </table:table-cell>
          <table:table-cell office:value-type="string" calcext:value-type="string">
            <text:p>-ku-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1827" meta:object-count="0"/>
    <meta:generator>LibreOffice/6.3.0.4$Windows_X86_64 LibreOffice_project/057fc023c990d676a43019934386b85b21a9ee99</meta:generator>
  </office:meta>
</office:document-meta>
</file>